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53e3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13c923" officeooo:paragraph-rsid="0013c923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purchase in records"&gt;</text:placeholder></text:p>
      <text:p text:style-name="P5"><text:placeholder text:placeholder-type="text">&lt;set_lang(purchase.party.lang and purchase.party.lang.code or 'en')&gt;</text:placeholder><text:placeholder text:placeholder-type="text">&lt;purchase.set_lang(purchase.party.lang and purchase.party.lang.code or 'en')&gt;</text:placeholder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vat_code"&gt;</text:placeholder></text:p>
      <text:p text:style-name="P4">VAT: <text:placeholder text:placeholder-type="text">&lt;purchase.party.vat_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purchase.state == 'draft'"&gt;</text:placeholder></text:p>
      <text:p text:style-name="P16">Draft Purchase Order</text:p>
      <text:p text:style-name="P11"><text:placeholder text:placeholder-type="text">&lt;/when&gt;</text:placeholder></text:p>
      <text:p text:style-name="P11"><text:placeholder text:placeholder-type="text">&lt;when test="purchase.state == 'quotation'"&gt;</text:placeholder></text:p>
      <text:p text:style-name="P16">Request for Quotation N°: <text:placeholder text:placeholder-type="text">&lt;purchas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Purchase Order N°: <text:placeholder text:placeholder-type="text">&lt;purchase.number&gt;</text:placeholder></text:p>
      <text:p text:style-name="P11"><text:placeholder text:placeholder-type="text">&lt;/otherwise&gt;</text:placeholder></text:p>
      <text:p text:style-name="P11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P12"><text:soft-page-break/>Reference: <text:placeholder text:placeholder-type="text">&lt;purchase.reference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purchase.party.lang, digits=line.__class__.unit_price.digits[1], monetary=purchas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soft-page-break/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0" meta:word-count="197" meta:character-count="2309" meta:non-whitespace-character-count="2192"/>
    <meta:user-defined meta:name="Info 1"/>
    <meta:user-defined meta:name="Info 2"/>
    <meta:user-defined meta:name="Info 3"/>
    <meta:user-defined meta:name="Info 4"/>
  </office:meta>
</office:document-meta>
</file>